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e6ecf9"/>
    </style:style>
    <style:style style:name="T3" style:family="text">
      <style:text-properties fo:background-color="transparen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刘昶 </text:p>
      <text:p text:style-name="P4"/>
      <text:p text:style-name="P2"><text:span text:style-name="T4">自我评价</text:span></text:p>
      <text:list xml:id="list1292457652" text:style-name="L1">
        <text:list-item>
          <text:p text:style-name="P6"/>
        </text:list-item>
        <text:list-item>
          <text:p text:style-name="P6">敏捷开发的探索者（始于2007） </text:p>
        </text:list-item>
        <text:list-item>
          <text:p text:style-name="P6">定制OSEKCore提供OEM解决方案。 </text:p>
          <text:p text:style-name="P3"><text:span text:style-name="T5"/></text:p>
        </text:list-item>
      </text:list>
      <text:p text:style-name="P5">职业经历 </text:p>
      <text:p text:style-name="P2">2015.1.9 - 至今 - - - - - - - - - - - - - - - - - - <text:s/>伊比汽车软件 - - - - - - - - - - - - - - - - - - - - - - - - 项目经理</text:p>
      <text:list xml:id="list476684840" text:continue-numbering="true" text:style-name="L1">
        <text:list-item>
          <text:p text:style-name="P6">同时牵头几个项目，协调不同地点的团队，制定确保SW产品质量和交货及时。 </text:p>
        </text:list-item>
        <text:list-item>
          <text:p text:style-name="P6">定制OSEKCore提供OEM解决方案。 </text:p>
        </text:list-item>
        <text:list-item>
          <text:p text:style-name="P6">建立地方研发团队，包括采购工具链，建立 build server和实验室，培训新来者和支持团队。 </text:p>
        </text:list-item>
        <text:list-item>
          <text:p text:style-name="P6"><text:s/>为中国和韩国客户提供技术支持，包括通讯，诊断，标定，网络管理，Bootloader等 </text:p>
        </text:list-item>
        <text:list-item>
          <text:p text:style-name="P6">为某国内主机厂的BMS开发AutoSAR CDD（复杂设备驱动程序） </text:p>
        </text:list-item>
        <text:list-item>
          <text:p text:style-name="P6">移植和质量达标多个CAN / LIN堆栈和Bootloader。 包括CAN / LIN， 闪存驱动程序移植，集成和测试。 把汽车软件的知识和技能从欧洲传递到中国。由于杰出的团队，EB中国现在能够在本地开发OSEK软件产品。</text:p>
        </text:list-item>
      </text:list>
      <text:p text:style-name="Standard">硬件：Cortex-M3 / STA1085，PA，S12x，Ti / TMS320，RL78， <text:span text:style-name="T3">RH850，TriCore，PIC24，MB96</text:span></text:p>
      <text:p text:style-name="Standard"><text:span text:style-name="T3"/></text:p>
      <text:p text:style-name="Standard"/>
      <text:p text:style-name="P2">重点项目介绍</text:p>
      <text:p text:style-name="Standard">领导一个分布式团队，开发osek can协议栈和bootloader ，统一一辆车里的十多个ECU的通讯，诊断，网络管理和软件更新，同时涉及汽车的功能性安全和网络安全。所有这些被要求在半年时间内交付，直接导致我们全球寻求资源来保证进度，所以我们的团队包括了欧洲，美国，和中国的同事。我的工作包括，计划，指导，组织实验室，激励，培训，汇报，谈判，解决技术难题等。</text:p>
      <text:p text:style-name="Standard"/>
      <text:p text:style-name="P2">2012.1.4 - 2014.12.30 - - - - - - - - - - - - - - - <text:s/>诺基亚 - - - - - - -- - - - - - - - - - - - - - - - <text:s/>高级软件工程师 </text:p>
      <text:p text:style-name="Standard">•将基于微型框架的MS .net微型框架移植到诺基亚手机上， </text:p>
      <text:p text:style-name="Standard">手机框架。 </text:p>
      <text:p text:style-name="Standard">•启用.net访问Internet，特别是Azure云。 </text:p>
      <text:p text:style-name="Standard">•当时，我被SEA（系统工程和架构）团队认可 </text:p>
      <text:p text:style-name="Standard">我在诺基亚手机上启用了.net套接字。 </text:p>
      <text:p text:style-name="Standard">高级软件工程师 </text:p>
      <text:p text:style-name="Standard">2012.1.4 - 2014.4.25 </text:p>
      <text:p text:style-name="Standard"><text:s/></text:p>
      <text:p text:style-name="Standard">完成了很多开发任务，包括：优化的智能手机 </text:p>
      <text:p text:style-name="Standard"><text:span text:style-name="T2">框架和中间件，添加了一些组件/功能，并修复了错误，</text:span> </text:p>
      <text:p text:style-name="Standard">在诺基亚手机上。 </text:p>
      <text:p text:style-name="Standard"><text:soft-page-break/>•不仅仅是一个开发人员 </text:p>
      <text:p text:style-name="Standard">- 启动一个集成测试项目，以防止代码更改与计划 </text:p>
      <text:p text:style-name="Standard">CI（持续集成）系统中的测试; </text:p>
      <text:p text:style-name="Standard">- 提供了关于CBD（合同开发）和TDD的讲座 </text:p>
      <text:p text:style-name="Standard">（测试驱动开发）通过实例; </text:p>
      <text:p text:style-name="Standard">- 改进了源代码的自动文档; </text:p>
      <text:p text:style-name="Standard">- 协调开发人员，测试人员和UX（用户体验）设计人员 </text:p>
      <text:p text:style-name="Standard">3个新功能。 </text:p>
      <text:p text:style-name="Standard">•所有这些作品都获得了诺基亚AA（成就奖，奖金低于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left="0in" fo:margin-right="0in" fo:margin-bottom="0.0598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电子邮件：toliuch@gmail.com </text:p>
        <text:p text:style-name="MP1">电话：+86 186 1031 6704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u Chang</meta:initial-creator>
    <meta:creation-date>2017-12-06T22:39:25</meta:creation-date>
    <dc:date>2017-12-06T23:40:09</dc:date>
    <dc:creator>Liu Chang</dc:creator>
    <meta:editing-duration>PT45M34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38" meta:word-count="325" meta:character-count="1235" meta:non-whitespace-character-count="1264"/>
  </office:meta>
</office:document-meta>
</file>